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Title" style:master-page-name="MP0" style:family="paragraph">
      <style:paragraph-properties fo:break-before="page" fo:text-align="center" fo:margin-bottom="0.0833in"/>
    </style:style>
    <style:style style:name="P2" style:parent-style-name="Normal" style:family="paragraph">
      <style:paragraph-properties fo:text-align="center" fo:margin-bottom="0.1666in" fo:line-height="100%"/>
    </style:style>
    <style:style style:name="P3" style:parent-style-name="Normal" style:family="paragraph">
      <style:paragraph-properties fo:text-align="center" fo:margin-bottom="0.0833in" fo:line-height="100%"/>
    </style:style>
    <style:style style:name="P4" style:parent-style-name="Normal" style:family="paragraph">
      <style:paragraph-properties fo:text-align="center" fo:margin-bottom="0.0833in" fo:line-height="100%"/>
    </style:style>
    <style:style style:name="P5" style:parent-style-name="Normal" style:family="paragraph">
      <style:paragraph-properties fo:text-align="center" fo:margin-bottom="0.0833in" fo:line-height="100%"/>
    </style:style>
    <style:style style:name="P6" style:parent-style-name="Heading1" style:family="paragraph">
      <style:paragraph-properties fo:border-top="0.0069in solid #000000" fo:border-left="0in none #000000" fo:border-bottom="0in none #000000" fo:border-right="0in none #000000" fo:padding-top="0.1944in" fo:padding-left="0.0555in" fo:padding-bottom="0.0138in" fo:padding-right="0.0555in" style:shadow="none" fo:margin-bottom="0.0833in"/>
    </style:style>
    <style:style style:name="P7" style:parent-style-name="Normal" style:family="paragraph">
      <style:paragraph-properties fo:margin-bottom="0.0833in"/>
    </style:style>
    <style:style style:name="P8" style:parent-style-name="Heading1" style:family="paragraph">
      <style:paragraph-properties fo:border-top="0.0069in solid #000000" fo:border-left="0in none #000000" fo:border-bottom="0in none #000000" fo:border-right="0in none #000000" fo:padding-top="0.1944in" fo:padding-left="0.0555in" fo:padding-bottom="0.0138in" fo:padding-right="0.0555in" style:shadow="none" fo:margin-bottom="0.0833in"/>
    </style:style>
    <style:style style:name="P9" style:parent-style-name="Normal" style:family="paragraph">
      <style:paragraph-properties fo:margin-bottom="0.0833in" fo:line-height="100%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margin-bottom="0.0833in" fo:line-height="100%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margin-bottom="0.0833in" fo:line-height="100%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margin-bottom="0.0833in" fo:line-height="100%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paragraph-properties fo:margin-bottom="0.0833in" fo:line-height="100%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Heading1" style:family="paragraph">
      <style:paragraph-properties fo:border-top="0.0069in solid #000000" fo:border-left="0in none #000000" fo:border-bottom="0in none #000000" fo:border-right="0in none #000000" fo:padding-top="0.1944in" fo:padding-left="0.0555in" fo:padding-bottom="0.0138in" fo:padding-right="0.0555in" style:shadow="none" fo:margin-bottom="0.0833in"/>
    </style:style>
    <style:style style:name="P20" style:parent-style-name="Normal" style:family="paragraph">
      <style:paragraph-properties fo:margin-bottom="0.0833in" fo:line-height="100%"/>
    </style:style>
    <style:style style:name="P21" style:parent-style-name="Normal" style:family="paragraph">
      <style:paragraph-properties fo:margin-bottom="0.0833in" fo:line-height="100%"/>
    </style:style>
    <style:style style:name="P22" style:parent-style-name="Normal" style:family="paragraph">
      <style:paragraph-properties fo:margin-bottom="0.0833in" fo:line-height="100%"/>
    </style:style>
    <style:style style:name="P23" style:parent-style-name="Normal" style:family="paragraph">
      <style:paragraph-properties fo:margin-bottom="0.0833in" fo:line-height="100%"/>
    </style:style>
    <style:style style:name="P24" style:parent-style-name="Heading1" style:family="paragraph">
      <style:paragraph-properties fo:border-top="0.0069in solid #000000" fo:border-left="0in none #000000" fo:border-bottom="0in none #000000" fo:border-right="0in none #000000" fo:padding-top="0.1944in" fo:padding-left="0.0555in" fo:padding-bottom="0.0138in" fo:padding-right="0.0555in" style:shadow="none" fo:margin-bottom="0.0833in"/>
    </style:style>
    <style:style style:name="P25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26" style:parent-style-name="Heading2" style:family="paragraph">
      <style:paragraph-properties fo:margin-bottom="0.0833in"/>
    </style:style>
    <style:style style:name="P27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28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29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0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1" style:parent-style-name="Heading2" style:family="paragraph">
      <style:paragraph-properties fo:margin-bottom="0.0833in"/>
    </style:style>
    <style:style style:name="P32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3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4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5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6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7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38" style:parent-style-name="Heading2" style:family="paragraph">
      <style:paragraph-properties fo:margin-bottom="0.0833in"/>
    </style:style>
    <style:style style:name="P39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40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41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42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43" style:parent-style-name="Normal" style:family="paragraph">
      <style:paragraph-properties fo:margin-bottom="0.0833in" fo:line-height="100%" fo:margin-left="0.2777in">
        <style:tab-stops/>
      </style:paragraph-properties>
    </style:style>
    <style:style style:name="P44" style:parent-style-name="Heading1" style:family="paragraph">
      <style:paragraph-properties fo:border-top="0.0069in solid #000000" fo:border-left="0in none #000000" fo:border-bottom="0in none #000000" fo:border-right="0in none #000000" fo:padding-top="0.1944in" fo:padding-left="0.0555in" fo:padding-bottom="0.0138in" fo:padding-right="0.0555in" style:shadow="none" fo:margin-bottom="0.0833in"/>
    </style:style>
    <style:style style:name="P45" style:parent-style-name="Normal" style:family="paragraph">
      <style:paragraph-properties fo:margin-bottom="0.0833in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paragraph-properties fo:margin-bottom="0.0833in" fo:margin-left="0.2777in">
        <style:tab-stops/>
      </style:paragraph-properties>
    </style:style>
    <style:style style:name="P48" style:parent-style-name="Normal" style:family="paragraph">
      <style:paragraph-properties fo:margin-bottom="0.0833in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margin-bottom="0.0833in" fo:margin-left="0.2777in">
        <style:tab-stops/>
      </style:paragraph-properties>
    </style:style>
    <style:style style:name="P51" style:parent-style-name="Heading1" style:family="paragraph">
      <style:paragraph-properties fo:border-top="0.0069in solid #000000" fo:border-left="0in none #000000" fo:border-bottom="0in none #000000" fo:border-right="0in none #000000" fo:padding-top="0.1944in" fo:padding-left="0.0555in" fo:padding-bottom="0.0138in" fo:padding-right="0.0555in" style:shadow="none" fo:margin-bottom="0.0833in"/>
    </style:style>
    <style:style style:name="P52" style:parent-style-name="Normal" style:family="paragraph">
      <style:paragraph-properties fo:margin-bottom="0.0833in" fo:line-height="100%"/>
    </style:style>
    <style:style style:name="P53" style:parent-style-name="Normal" style:family="paragraph">
      <style:paragraph-properties fo:margin-bottom="0.0833in" fo:line-height="100%"/>
    </style:style>
  </office:automatic-styles>
  <office:body>
    <office:text text:use-soft-page-breaks="true">
      <text:p text:style-name="P1">Narender Chepuri</text:p>
      <text:p text:style-name="P2">Full Stack Developer</text:p>
      <text:p text:style-name="P3">Hyderabad, Telangana | +91 9160903365 |<text:s/><text:a xlink:href="mailto:narender24681@gmail.com" office:target-frame-name="_top" xlink:show="replace"><text:span text:style-name="Hyperlink">narender24681@gmail.com</text:span></text:a><text:s/>|<text:s/></text:p>
      <text:p text:style-name="P4">LinkedIn:<text:s/><text:a xlink:href="https://in.linkedin.com/in/narender-ch-7b4b9024b" office:target-frame-name="_top" xlink:show="replace"><text:span text:style-name="Hyperlink">https://in.linkedin.com/in/narender-ch-7b4b9024b</text:span></text:a><text:s/>|<text:s/></text:p>
      <text:p text:style-name="P5">GitHub:<text:s/><text:a xlink:href="https://github.com/narender24681" office:target-frame-name="_top" xlink:show="replace"><text:span text:style-name="Hyperlink">https://github.com/narender24681</text:span></text:a></text:p>
      <text:h text:style-name="P6" text:outline-level="1">Professional Summary</text:h>
      <text:p text:style-name="P7">Highly motivated Full-Stack Developer with hands-on experience in building, deploying, and optimizing scalable web applications. Strong track record in creating end-to-end solutions, improving system performance, and integrating modern AI-driven capabilities. Known for problem-solving ability, clean coding practices, and a collaborative approach that supports reliability and long-term maintainability.</text:p>
      <text:h text:style-name="P8" text:outline-level="1">Technical Skills</text:h>
      <text:p text:style-name="P9">•<text:s/><text:span text:style-name="T10">Frontend:</text:span><text:s/>HTML, CSS, JavaScript, React.js, Redux, MUI, Tailwind CSS</text:p>
      <text:p text:style-name="P11">•<text:s/><text:span text:style-name="T12">Backend:</text:span><text:s/>Node.js, Fastify, Express.js, Java (Basic), Quarkus (Basic)</text:p>
      <text:p text:style-name="P13">•<text:s/><text:span text:style-name="T14">Databases:</text:span><text:s/>PostgreSQL, MongoDB</text:p>
      <text:p text:style-name="P15">•<text:s/><text:span text:style-name="T16">AI / LLM:</text:span><text:s/>LangChain, LangGraph, RAG, Tool Calling, Agentic AI, MCP, OpenAI, Gemini, Ollama</text:p>
      <text:p text:style-name="P17">•<text:s/><text:span text:style-name="T18">Other:</text:span><text:s/>WebSockets, Redis, Socket.IO, RabbitMQ, AWS</text:p>
      <text:h text:style-name="P19" text:outline-level="1">Soft Skills</text:h>
      <text:p text:style-name="P20">• Teamwork</text:p>
      <text:p text:style-name="P21">• Time Management</text:p>
      <text:p text:style-name="P22">• Problem Solving</text:p>
      <text:p text:style-name="P23">• Adaptability</text:p>
      <text:h text:style-name="P24" text:outline-level="1">Professional Experience</text:h>
      <text:p text:style-name="P25">NeuBinary — Full-Stack Developer (Nov 2023 – Present)</text:p>
      <text:soft-page-break/>
      <text:h text:style-name="P26" text:outline-level="2">Home Automation Project (Nov 2023 – June 2024)</text:h>
      <text:p text:style-name="P27">• Developed a modular and intuitive front-end using React and MUI.</text:p>
      <text:p text:style-name="P28">• Built backend APIs using Node.js, Fastify, Knex, and PostgreSQL.</text:p>
      <text:p text:style-name="P29">• Enabled users to create homes, rooms, devices, and control them in real time.</text:p>
      <text:p text:style-name="P30">• Integrated UI with embedded systems for accurate state updates.</text:p>
      <text:h text:style-name="P31" text:outline-level="2">Digital Homologation for Deloitte (June 2024 – Aug 2025)</text:h>
      <text:p text:style-name="P32">• Built the entire application from scratch.</text:p>
      <text:p text:style-name="P33">• Developed Virtual Lab Car module for EE, SWM, VS, VC linking.</text:p>
      <text:p text:style-name="P34">• Created Type Approval workflow syncing with ServiceNow.</text:p>
      <text:p text:style-name="P35">• Implemented Legal Requirements module.</text:p>
      <text:p text:style-name="P36">• Added complex User &amp; Role Management.</text:p>
      <text:p text:style-name="P37">• Built Test Cases module with Jira integration.</text:p>
      <text:h text:style-name="P38" text:outline-level="2">NeuSage Chat Support System (Aug 2025 – Present)</text:h>
      <text:p text:style-name="P39">• Built real-time chat system with AI + WebSockets.</text:p>
      <text:p text:style-name="P40">• Implemented authentication, Agent Inbox, and SDK.</text:p>
      <text:p text:style-name="P41">• Added roles, users, settings, and AI configuration.</text:p>
      <text:p text:style-name="P42">• Integrated document upload + vector storage.</text:p>
      <text:p text:style-name="P43">• Developed Admin Panel and Redis-based presence tracking.</text:p>
      <text:h text:style-name="P44" text:outline-level="1">Education</text:h>
      <text:p text:style-name="P45"><text:span text:style-name="T46">Full Stack Web Development (Full-Time)</text:span></text:p>
      <text:p text:style-name="P47">Masai School, Bengaluru — Oct 2022 – Sep 2023</text:p>
      <text:p text:style-name="P48"><text:span text:style-name="T49">Bachelor of Technology – Civil Engineering</text:span></text:p>
      <text:p text:style-name="P50">Sree Dattha Institute Of Engineering &amp; Science, Telangana — Aug 2017 – Sep 2021</text:p>
      <text:h text:style-name="P51" text:outline-level="1">Certifications</text:h>
      <text:p text:style-name="P52">• Full Stack Web Developer — Masai School</text:p>
      <text:p text:style-name="P53">• Prompt Engineer — Masai Schoo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40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4061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00000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000000" fo:font-size="10pt" style:font-size-asian="10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4">
      <style:text-properties fo:hyphenate="false"/>
    </style:style>
    <style:style style:name="ListNumber2" style:display-name="List Number 2" style:family="paragraph" style:parent-style-name="Normal" style:list-style-name="LFO5">
      <style:text-properties fo:hyphenate="false"/>
    </style:style>
    <style:style style:name="ListNumber3" style:display-name="List Number 3" style:family="paragraph" style:parent-style-name="Normal" style:list-style-name="LFO6">
      <style:text-properties fo:hyphenate="false"/>
    </style:style>
    <style:style style:name="MacroText" style:display-name="Macro Text" style:family="paragraph">
      <style:paragraph-properties fo:margin-bottom="0.1388in" fo:line-height="115%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style:language-asian="en" style:country-asian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oSpacing" style:display-name="No Spacing" style:family="paragraph">
      <style:text-properties fo:font-size="11pt" style:font-size-asian="11pt" style:font-size-complex="11pt" style:language-asian="en" style:country-asian="US"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4061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4061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00000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000000" fo:font-size="10pt" style:font-size-asian="10pt" style:font-size-complex="10pt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1" style:display-name="Subtle Emphasis1" style:family="text" style:parent-style-name="DefaultParagraphFont">
      <style:text-properties fo:font-style="italic" style:font-style-asian="italic" style:font-style-complex="italic" fo:color="#000000"/>
    </style:style>
    <style:style style:name="IntenseEmphasis1" style:display-name="Intense Emphasis1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1" style:display-name="Subtle Reference1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1" style:display-name="Intense Reference1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1" style:display-name="Book Title1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1" style:display-name="TOC Heading1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>generated by python-docx</dc:description>
    <meta:initial-creator>python-docx</meta:initial-creator>
    <dc:creator>Narender Chepuri</dc:creator>
    <meta:creation-date>2025-11-28T06:28:00Z</meta:creation-date>
    <dc:date>2025-11-28T06:28:00Z</dc:date>
    <meta:template xlink:href="Normal.dotm" xlink:type="simple"/>
    <meta:editing-cycles>2</meta:editing-cycles>
    <meta:editing-duration>PT0S</meta:editing-duration>
    <meta:user-defined meta:name="KSOProductBuildVer">1033-12.2.0.23155</meta:user-defined>
    <meta:user-defined meta:name="ICV">27F1687FC8C14E48BA2021818A1E2CC7_13</meta:user-defined>
    <meta:document-statistic meta:page-count="1" meta:paragraph-count="5" meta:word-count="386" meta:character-count="2587" meta:row-count="18" meta:non-whitespace-character-count="2206"/>
  </office:meta>
</office:document-meta>
</file>